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text-properties fo:background-color="#ffff00"/>
    </style:style>
    <style:style style:name="T1" style:family="text">
      <style:text-properties fo:color="#c9211e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ULA 10 - Introduzindo o raciocínio lógico</text:p>
      <text:p text:style-name="Standard">TESTE REALIZADO</text:p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</text:p>
      <text:p text:style-name="Standard">Indique a afirmativa correta.</text:p>
      <text:p text:style-name="Standard"/>
      <text:p text:style-name="Standard">A dificuldade de se ensinar raciocínio lógico está em:</text:p>
      <text:p text:style-name="Standard"/>
      <text:p text:style-name="Standard"><text:s/></text:p>
      <text:p text:style-name="Standard">1 - Falta de motivação do aluno.</text:p>
      <text:p text:style-name="P1">2 - Deficiência em Matemática.</text:p>
      <text:p text:style-name="Standard">3 - Impossibilidade de observação.</text:p>
      <text:p text:style-name="Standard">4 - Ausência de talento do aluno.</text:p>
      <text:p text:style-name="Standard"><text:s/></text:p>
      <text:p text:style-name="P1">Sua resposta: Deficiência em Matemática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2">Questão2 <text:s/></text:p>
      <text:p text:style-name="Standard"><text:s/></text:p>
      <text:p text:style-name="Standard"><text:s text:c="3"/></text:p>
      <text:p text:style-name="Standard">Indique a afirmativa INCORRETA, de acordo com o texto.</text:p>
      <text:p text:style-name="Standard"/>
      <text:p text:style-name="Standard">Pensar em voz alta proporciona:</text:p>
      <text:p text:style-name="Standard"/>
      <text:p text:style-name="Standard"><text:s/></text:p>
      <text:p text:style-name="Standard">1 - Não ficar confuso.</text:p>
      <text:p text:style-name="Standard">2 - Analisar ideias e possibilidades.</text:p>
      <text:p text:style-name="P2">3 - Ficar mais tempo no problema.</text:p>
      <text:p text:style-name="Standard">4 - Não saltar etapas.</text:p>
      <text:p text:style-name="Standard"><text:s/></text:p>
      <text:p text:style-name="P2">Sua resposta: Ficar mais tempo no problem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3 <text:s/></text:p>
      <text:p text:style-name="Standard"><text:s/></text:p>
      <text:p text:style-name="Standard"><text:s text:c="3"/>Um homem foi dormir às 10:25 da noite, <text:s/>e acordou às 4:10 da manhã. Quanto tempo ele dormiu?</text:p>
      <text:p text:style-name="Standard"><text:s/></text:p>
      <text:p text:style-name="P1">1 - 5 horas e 35 minutos</text:p>
      <text:p text:style-name="Standard">2 - 5 horas e 45 minutos</text:p>
      <text:p text:style-name="Standard"><text:s/></text:p>
      <text:p text:style-name="P1">Sua resposta: 5 horas e 35 minutos</text:p>
      <text:p text:style-name="Standard"><text:soft-page-break/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P2"><text:s/></text:p>
      <text:p text:style-name="P2">Questão4 <text:s/></text:p>
      <text:p text:style-name="Standard"><text:s/></text:p>
      <text:p text:style-name="Standard"><text:s text:c="3"/>Drácula odeia a luz do dia mais do que o Lobisomem a não ser que o Frankenstein odeie a luz do dia mais do que o Drácula. Neste caso, o Lobisomem odeia a luz do dia mais do que o Drácula, porém menos do que a Múmia. A Múmia odeia a luz do dia mais do que o Drácula, porém menos do que o Frankenstein. Mostre os monstros ordenados de acordo com seu ódio pela luz do dia.</text:p>
      <text:p text:style-name="Standard"><text:s/></text:p>
      <text:p text:style-name="Standard">1 - <text:s/>Frankenstein, Lobisomem, Múmia, Drácula</text:p>
      <text:p text:style-name="P2">2 - Frankenstein, Múmia, Lobisomem, Drácula</text:p>
      <text:p text:style-name="Standard"><text:s/></text:p>
      <text:p text:style-name="P2">Sua resposta: Frankenstein, Múmia, Lobisomem, Drácul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5 <text:s/></text:p>
      <text:p text:style-name="Standard"><text:s/></text:p>
      <text:p text:style-name="Standard"><text:s text:c="3"/>Bob, Juanita, Ted, e Aretha, juntos, têm uma renda total de $1,100 por semana, da qual $210 vem do Bob. O Bob e a Juanita, juntos, ganham $500 por semana, enquanto que o Bob e o Ted, juntos, ganham $530. Quanto ganham, juntas a Juanita e a Aretha?</text:p>
      <text:p text:style-name="Standard"><text:s/></text:p>
      <text:p text:style-name="P2">1 - <text:s/>R$ 570,00</text:p>
      <text:p text:style-name="Standard">2 - <text:s/>R$ 470,00</text:p>
      <text:p text:style-name="Standard"><text:s/></text:p>
      <text:p text:style-name="P2">Sua resposta: <text:s/>R$ 570,00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6 <text:s/></text:p>
      <text:p text:style-name="Standard"><text:s/></text:p>
      <text:p text:style-name="Standard"><text:s text:c="3"/>Se o Bob e o Fred são ambos mais altos do que o Tom, e se o Hal é mais alto do que o Bob, porém mais baixo que o Fred, qual dos homens é o mais alto e qual deles é o segundo mais alto?</text:p>
      <text:p text:style-name="Standard"><text:s/></text:p>
      <text:p text:style-name="P1">1 - Bob é o mais alto; Tom é o segundo mais alto</text:p>
      <text:p text:style-name="Standard">2 - Fred é o mais alto; Hal é o segundo mais alto.</text:p>
      <text:p text:style-name="Standard"><text:s/></text:p>
      <text:p text:style-name="P1">Sua resposta: Bob é o mais alto; Tom é o segundo mais alt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oft-page-break/><text:s/></text:p>
      <text:p text:style-name="Standard"><text:s/></text:p>
      <text:p text:style-name="P2">Questão7 <text:s/></text:p>
      <text:p text:style-name="Standard"><text:s/></text:p>
      <text:p text:style-name="Standard"><text:s text:c="3"/>Os Grandes Lagos diferem em ambas, área (medidas em quilômetros quadrados) e profundidade. Contanto, essas duas dimensões não diferem perfeitamente ao mesmo tempo. Por exemplo, O lago Michigan só é excedido em profundidade pelo Lago Superior, mas é também excedido em área por ambos, Lago Superior e Huron. O Lago Superior é de longe o mais largo e o mais profundo dos Grandes Lagos, e o Lago Ontário, que é o menor em área, é mais profundo que ambos, Lago Huron e Lago Erie. Lago Erie é mais largo do que o Lago Ontário, porém não só é mais raso do que Huron, também é mais raso do que o Lago Ontário. Mostre a ordem dos Grandes lagos de acordo com sua profundidade.</text:p>
      <text:p text:style-name="Standard"><text:s/></text:p>
      <text:p text:style-name="P2">1 - Superior, Michigan, Ontário, Huron, Erie</text:p>
      <text:p text:style-name="Standard">2 - <text:s/>Superior, Ontário, Michigan, Erie, Huron</text:p>
      <text:p text:style-name="Standard"><text:s/></text:p>
      <text:p text:style-name="P2">Sua resposta: Superior, Michigan, Ontário, Huron, Erie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8 <text:s/></text:p>
      <text:p text:style-name="Standard"><text:s/></text:p>
      <text:p text:style-name="Standard"><text:s text:c="3"/>Quatro fanáticos cortadores de grama, Fred, John, Alice, e Nina têm, entre eles 86 equipamentos de cortar grama, que consistem em tesouras, aparadores manuais, e máquinas de cortar grama. O Fred gosta de estar perto de seu trabalho, então ele é dono de 8 tesouras e 13 aparadores, mas nenhuma máquina de cortar. John é exatamente o oposto. Ele prefere ficar o mais longe do trabalho possível e, portanto tem apenas máquinas de cortar, 33 no total! Alice é uma jardineira que mora em toda parte e é dona de 5 tesouras, 8 máquinas de cortar, e vários aparadores. Nina, uma mulher de muitos talentos, tem um total de 15 equipamentos, entre os quais 3 são tesouras e 5 são aparadores. Curiosamente, os quatros fanáticos são donos de mais de o dobro de máquinas do que de aparadores, 48 máquinas no total. Quantos aparadores a Alice tem?</text:p>
      <text:p text:style-name="Standard"><text:s/></text:p>
      <text:p text:style-name="P2">1 - 4 aparadores</text:p>
      <text:p text:style-name="Standard">2 - <text:s/>6 aparadores</text:p>
      <text:p text:style-name="Standard"><text:s/></text:p>
      <text:p text:style-name="P2">Sua resposta: 4 aparadore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9 <text:s/></text:p>
      <text:p text:style-name="Standard"><text:s/></text:p>
      <text:p text:style-name="Standard"><text:s text:c="3"/>Judy, Célia, e Betty são, não necessariamente nessa ordem, professora de matemática, caminhoneira, e <text:s/>dona de casa. Judy não sabe dirigir e é casada com o irmão da professora de matemática. Célia é a melhor amiga da caminhoneira. Betty <text:s/>teve uma péssima experiência com matemática na escola e tem evitado qualquer contato com matemática desde então. <text:s/>Qual a profissão de cada de cada uma delas?</text:p>
      <text:p text:style-name="Standard"><text:soft-page-break/><text:s/></text:p>
      <text:p text:style-name="Standard">1 - Judy – dona de casa; Célia – professora de matemática; Betty – caminhoneira.</text:p>
      <text:p text:style-name="Standard">2 - Betty – dona de casa; Célia – professora de matemática; Judy – caminhoneira.</text:p>
      <text:p text:style-name="Standard"><text:s/></text:p>
      <text:p text:style-name="P2">Sua resposta: Judy – dona de casa; Célia – professora de matemática; Betty – caminhoneir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10 <text:s/></text:p>
      <text:p text:style-name="Standard"><text:s/></text:p>
      <text:p text:style-name="Standard"><text:s text:c="3"/></text:p>
      <text:p text:style-name="Standard">Indique a afirmativa correta, de acordo com o texto.</text:p>
      <text:p text:style-name="Standard"/>
      <text:p text:style-name="Standard">Quando alguém busca uma conclusão lógica para um problema, deve:</text:p>
      <text:p text:style-name="Standard"/>
      <text:p text:style-name="Standard"><text:s/></text:p>
      <text:p text:style-name="P1">1 - Buscar mais dados em campo para dar apoio às suas ideias.</text:p>
      <text:p text:style-name="Standard">2 - Tratar matematicamente o problema para evitar dúvidas.</text:p>
      <text:p text:style-name="Standard">3 - Encadear as razões que sustentam o seu raciocínio.</text:p>
      <text:p text:style-name="Standard">4 - Discutir com outras pessoas as possíveis soluções.</text:p>
      <text:p text:style-name="Standard"><text:s/></text:p>
      <text:p text:style-name="P1">Sua resposta: Buscar mais dados em campo para dar apoio às suas ideias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6</text:p>
      <text:p text:style-name="Standard">Total de itens errados: 4</text:p>
      <text:p text:style-name="Standard"><text:s/></text:p>
      <text:p text:style-name="Standard">Nota obtida no teste: 60.00 / 1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6:54:10.058064277</meta:creation-date>
    <dc:date>2023-05-22T17:07:40.106425092</dc:date>
    <meta:editing-duration>PT2M18S</meta:editing-duration>
    <meta:editing-cycles>1</meta:editing-cycles>
    <meta:document-statistic meta:table-count="0" meta:image-count="0" meta:object-count="0" meta:page-count="4" meta:paragraph-count="139" meta:word-count="939" meta:character-count="5331" meta:non-whitespace-character-count="4355"/>
    <meta:generator>LibreOffice/6.4.7.2$Linux_X86_64 LibreOffice_project/40$Build-2</meta:generator>
  </office:meta>
</office:document-meta>
</file>